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7.6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49.01pt"/>
    </style:style>
    <style:style style:name="co4" style:family="table-column">
      <style:table-column-properties fo:break-before="auto" style:column-width="38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4.92pt" svg:x="807.02pt" svg:y="92.55pt">
            <loext:p draw:notify-on-update-of-ranges="results.A21:results.A26 results.B21:results.B26 results.C21:results.C26 results.D21:results.D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809.89pt" svg:y="361.96pt">
            <loext:p draw:notify-on-update-of-ranges="results.A21:results.A26 results.B21:results.B26 results.C21:results.C26 results.D21:results.D26 results.E21:results.E26 results.F21:results.F26 results.G21:results.G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&amp;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 taxi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876" calcext:value-type="float">
            <text:p>0.3876</text:p>
          </table:table-cell>
          <table:table-cell office:value-type="float" office:value="0.3669" calcext:value-type="float">
            <text:p>0.3669</text:p>
          </table:table-cell>
          <table:table-cell office:value-type="float" office:value="0.3634" calcext:value-type="float">
            <text:p>0.3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(substring + 1 pattern based)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4164" calcext:value-type="float">
            <text:p>0.4164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3939" calcext:value-type="float">
            <text:p>0.393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ple + Embedding(Subword,Wikipedia 1M) + outlier_removal_dist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3707" calcext:value-type="float">
            <text:p>0.3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+ Embedding(Fasttext, Wikipedia 9GB) + outlier_removal_dist + comp.oper.underscore</text:p>
          </table:table-cell>
          <table:table-cell office:value-type="float" office:value="0.243" calcext:value-type="float">
            <text:p>0.243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3179" calcext:value-type="float">
            <text:p>0.3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+ Embedding(Subword, Wikipedia 1M) + outlier_removal_dist +adding_back_rank TH = 0.5{0.2,0.3,..0.7},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466" calcext:value-type="float">
            <text:p>0.466</text:p>
          </table:table-cell>
          <table:table-cell office:value-type="float" office:value="0.3721" calcext:value-type="float">
            <text:p>0.3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+ Embedding(Subword, Wikipedia 1M) + outlier_removal_dist +adding_back_rank TH = 0.6{0.2,0.3,..0.7}</text:p>
          </table:table-cell>
          <table:table-cell office:value-type="float" office:value="0.303" calcext:value-type="float">
            <text:p>0.303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377" calcext:value-type="float">
            <text:p>0.377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Trial dataset properties</text:p>
          </table:table-cell>
          <table:table-cell office:value-type="float" office:value="1" calcext:value-type="float">
            <text:p>1</text:p>
          </table:table-cell>
          <table:table-cell office:value-type="float" office:value="0.4705" calcext:value-type="float">
            <text:p>0.4705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al + Embedding(Fasttext, Wikipedia 9GB) + outlier_removal + comp.oper.underscore, TH = 0.2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6395" calcext:value-type="float">
            <text:p>0.6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al + Embedding(Fasttext, Wikipedia 9GB) + outlier_removal + comp.oper.underscore, TH = 0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hreshhold development, Outlier Removal, wikipedia 1GB, Subwords absolute values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26881720430108" calcext:value-type="float">
            <text:p>0.3268817204</text:p>
          </table:table-cell>
          <table:table-cell office:value-type="float" office:value="0.419889502762431" calcext:value-type="float">
            <text:p>0.4198895028</text:p>
          </table:table-cell>
          <table:table-cell office:value-type="float" office:value="0.367593712212817" calcext:value-type="float">
            <text:p>0.3675937122</text:p>
          </table:table-cell>
          <table:table-cell office:value-type="float" office:value="0.326881720430108" calcext:value-type="float">
            <text:p>0.3268817204</text:p>
          </table:table-cell>
          <table:table-cell office:value-type="float" office:value="0.417582417582418" calcext:value-type="float">
            <text:p>0.4175824176</text:p>
          </table:table-cell>
          <table:table-cell office:value-type="float" office:value="0.36670687575392" calcext:value-type="float">
            <text:p>0.366706875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2258064516129" calcext:value-type="float">
            <text:p>0.3225806452</text:p>
          </table:table-cell>
          <table:table-cell office:value-type="float" office:value="0.431034482758621" calcext:value-type="float">
            <text:p>0.4310344828</text:p>
          </table:table-cell>
          <table:table-cell office:value-type="float" office:value="0.3690036900369" calcext:value-type="float">
            <text:p>0.36900369</text:p>
          </table:table-cell>
          <table:table-cell office:value-type="float" office:value="0.326881720430108" calcext:value-type="float">
            <text:p>0.3268817204</text:p>
          </table:table-cell>
          <table:table-cell office:value-type="float" office:value="0.417582417582418" calcext:value-type="float">
            <text:p>0.4175824176</text:p>
          </table:table-cell>
          <table:table-cell office:value-type="float" office:value="0.36670687575392" calcext:value-type="float">
            <text:p>0.366706875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16129032258064" calcext:value-type="float">
            <text:p>0.3161290323</text:p>
          </table:table-cell>
          <table:table-cell office:value-type="float" office:value="0.442771084337349" calcext:value-type="float">
            <text:p>0.4427710843</text:p>
          </table:table-cell>
          <table:table-cell office:value-type="float" office:value="0.368883312421581" calcext:value-type="float">
            <text:p>0.3688833124</text:p>
          </table:table-cell>
          <table:table-cell office:value-type="float" office:value="0.326881720430108" calcext:value-type="float">
            <text:p>0.3268817204</text:p>
          </table:table-cell>
          <table:table-cell office:value-type="float" office:value="0.417582417582418" calcext:value-type="float">
            <text:p>0.4175824176</text:p>
          </table:table-cell>
          <table:table-cell office:value-type="float" office:value="0.36670687575392" calcext:value-type="float">
            <text:p>0.366706875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01075268817204" calcext:value-type="float">
            <text:p>0.3010752688</text:p>
          </table:table-cell>
          <table:table-cell office:value-type="float" office:value="0.465116279069767" calcext:value-type="float">
            <text:p>0.4651162791</text:p>
          </table:table-cell>
          <table:table-cell office:value-type="float" office:value="0.365535248041775" calcext:value-type="float">
            <text:p>0.365535248</text:p>
          </table:table-cell>
          <table:table-cell office:value-type="float" office:value="0.326881720430108" calcext:value-type="float">
            <text:p>0.3268817204</text:p>
          </table:table-cell>
          <table:table-cell office:value-type="float" office:value="0.421052631578947" calcext:value-type="float">
            <text:p>0.4210526316</text:p>
          </table:table-cell>
          <table:table-cell office:value-type="float" office:value="0.368038740920097" calcext:value-type="float">
            <text:p>0.368038740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86021505376344" calcext:value-type="float">
            <text:p>0.2860215054</text:p>
          </table:table-cell>
          <table:table-cell office:value-type="float" office:value="0.49812734082397" calcext:value-type="float">
            <text:p>0.4981273408</text:p>
          </table:table-cell>
          <table:table-cell office:value-type="float" office:value="0.363387978142076" calcext:value-type="float">
            <text:p>0.3633879781</text:p>
          </table:table-cell>
          <table:table-cell office:value-type="float" office:value="0.324731182795699" calcext:value-type="float">
            <text:p>0.3247311828</text:p>
          </table:table-cell>
          <table:table-cell office:value-type="float" office:value="0.431428571428571" calcext:value-type="float">
            <text:p>0.4314285714</text:p>
          </table:table-cell>
          <table:table-cell office:value-type="float" office:value="0.370552147239264" calcext:value-type="float">
            <text:p>0.370552147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62365591397849" calcext:value-type="float">
            <text:p>0.2623655914</text:p>
          </table:table-cell>
          <table:table-cell office:value-type="float" office:value="0.5" calcext:value-type="float">
            <text:p>0.5</text:p>
          </table:table-cell>
          <table:table-cell office:value-type="float" office:value="0.344146685472496" calcext:value-type="float">
            <text:p>0.3441466855</text:p>
          </table:table-cell>
          <table:table-cell office:value-type="float" office:value="0.316129032258064" calcext:value-type="float">
            <text:p>0.3161290323</text:p>
          </table:table-cell>
          <table:table-cell office:value-type="float" office:value="0.433628318584071" calcext:value-type="float">
            <text:p>0.4336283186</text:p>
          </table:table-cell>
          <table:table-cell office:value-type="float" office:value="0.365671641791045" calcext:value-type="float">
            <text:p>0.36567164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hreshhold development, Outlier Removal and Adding new Edges, wikipedia 1GB, Subword absolute values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26881720430108" calcext:value-type="float">
            <text:p>0.3268817204</text:p>
          </table:table-cell>
          <table:table-cell office:value-type="float" office:value="0.417582417582418" calcext:value-type="float">
            <text:p>0.4175824176</text:p>
          </table:table-cell>
          <table:table-cell office:value-type="float" office:value="0.36670687575392" calcext:value-type="float">
            <text:p>0.366706875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26881720430108" calcext:value-type="float">
            <text:p>0.3268817204</text:p>
          </table:table-cell>
          <table:table-cell office:value-type="float" office:value="0.417582417582418" calcext:value-type="float">
            <text:p>0.4175824176</text:p>
          </table:table-cell>
          <table:table-cell office:value-type="float" office:value="0.36670687575392" calcext:value-type="float">
            <text:p>0.366706875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26881720430108" calcext:value-type="float">
            <text:p>0.3268817204</text:p>
          </table:table-cell>
          <table:table-cell office:value-type="float" office:value="0.417582417582418" calcext:value-type="float">
            <text:p>0.4175824176</text:p>
          </table:table-cell>
          <table:table-cell office:value-type="float" office:value="0.36670687575392" calcext:value-type="float">
            <text:p>0.366706875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26881720430108" calcext:value-type="float">
            <text:p>0.3268817204</text:p>
          </table:table-cell>
          <table:table-cell office:value-type="float" office:value="0.421052631578947" calcext:value-type="float">
            <text:p>0.4210526316</text:p>
          </table:table-cell>
          <table:table-cell office:value-type="float" office:value="0.368038740920097" calcext:value-type="float">
            <text:p>0.3680387409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24731182795699" calcext:value-type="float">
            <text:p>0.3247311828</text:p>
          </table:table-cell>
          <table:table-cell office:value-type="float" office:value="0.431428571428571" calcext:value-type="float">
            <text:p>0.4314285714</text:p>
          </table:table-cell>
          <table:table-cell office:value-type="float" office:value="0.370552147239264" calcext:value-type="float">
            <text:p>0.370552147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16129032258064" calcext:value-type="float">
            <text:p>0.3161290323</text:p>
          </table:table-cell>
          <table:table-cell office:value-type="float" office:value="0.433628318584071" calcext:value-type="float">
            <text:p>0.4336283186</text:p>
          </table:table-cell>
          <table:table-cell office:value-type="float" office:value="0.365671641791045" calcext:value-type="float">
            <text:p>0.3656716418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et TH be the Threshhold, only best Threshhold listed{0.2, 0.3,..0.7} and in between these intervals if appropriate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wn_w2v(Wikipedia_latest_pages, 500k) outlier removal science TH= 0.3 </text:p>
          </table:table-cell>
          <table:table-cell office:value-type="float" office:value="0.326881720430108" calcext:value-type="float">
            <text:p>0.3268817204</text:p>
          </table:table-cell>
          <table:table-cell office:value-type="float" office:value="0.443148688046647" calcext:value-type="float">
            <text:p>0.443148688</text:p>
          </table:table-cell>
          <table:table-cell office:value-type="float" office:value="0.376237623762376" calcext:value-type="float">
            <text:p>0.37623762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wn_w2v(Wikipedia_latest_pages, 500k) outlier removal add back science TH = 0.3</text:p>
          </table:table-cell>
          <table:table-cell office:value-type="float" office:value="0.329032258064516" calcext:value-type="float">
            <text:p>0.3290322581</text:p>
          </table:table-cell>
          <table:table-cell office:value-type="float" office:value="0.442196531791907" calcext:value-type="float">
            <text:p>0.4421965318</text:p>
          </table:table-cell>
          <table:table-cell office:value-type="float" office:value="0.37731196054254" calcext:value-type="float">
            <text:p>0.37731196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wn_w2v(Wikipedia_latest_pages, 500k) outlier removal add back science, iterative, iter = 3, TH= 0.3</text:p>
          </table:table-cell>
          <table:table-cell office:value-type="float" office:value="0.329032258064516" calcext:value-type="float">
            <text:p>0.3290322581</text:p>
          </table:table-cell>
          <table:table-cell office:value-type="float" office:value="0.442196531791907" calcext:value-type="float">
            <text:p>0.4421965318</text:p>
          </table:table-cell>
          <table:table-cell office:value-type="float" office:value="0.37731196054254" calcext:value-type="float">
            <text:p>0.377311960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sttext(wikipedia, BIG), outlier removal scienc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20:43:51.925635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5T02:48:03.418055352</dc:date>
    <meta:editing-duration>PT4H9M27S</meta:editing-duration>
    <meta:editing-cycles>4</meta:editing-cycles>
    <meta:generator>LibreOffice/5.1.6.2$Linux_X86_64 LibreOffice_project/10m0$Build-2</meta:generator>
    <meta:document-statistic meta:table-count="1" meta:cell-count="1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25" chart:maximum="0.5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68cm" svg:y="0.316cm" chart:style-name="ch2">
          <text:p>Outlier Removal and Correction</text:p>
        </chart:title>
        <chart:legend chart:legend-position="end" svg:x="11.51cm" svg:y="2.986cm" style:legend-expansion="high" chart:style-name="ch3"/>
        <chart:plot-area chart:style-name="ch4" table:cell-range-address="results.A21:results.G26" chart:data-source-has-labels="both" svg:x="1.322cm" svg:y="1.301cm" svg:width="9.868cm" svg:height="6.547cm">
          <chartooo:coordinate-region svg:x="2.256cm" svg:y="1.495cm" svg:width="8.687cm" svg:height="5.716cm"/>
          <chart:axis chart:dimension="x" chart:name="primary-x" chart:style-name="ch5" chartooo:axis-type="auto">
            <chartooo:date-scale/>
            <chart:title svg:x="5.386cm" svg:y="8.029cm" chart:style-name="ch6">
              <text:p>Threshhold</text:p>
            </chart:title>
            <chart:categories table:cell-range-address="results.A21:results.A26"/>
          </chart:axis>
          <chart:axis chart:dimension="y" chart:name="primary-y" chart:style-name="ch7">
            <chart:title svg:x="0.451cm" svg:y="5.037cm" chart:style-name="ch8">
              <text:p>Value</text:p>
            </chart:title>
            <chart:grid chart:style-name="ch9" chart:class="major"/>
          </chart:axis>
          <chart:series chart:style-name="ch10" chart:values-cell-range-address="results.B21:results.B26" loext:label-string="recall" chart:class="chart:line">
            <chart:data-point chart:repeated="6"/>
          </chart:series>
          <chart:series chart:style-name="ch11" chart:values-cell-range-address="results.C21:results.C26" loext:label-string="precision" chart:class="chart:line">
            <chart:data-point chart:repeated="6"/>
          </chart:series>
          <chart:series chart:style-name="ch12" chart:values-cell-range-address="results.D21:results.D26" loext:label-string="f1_score" chart:class="chart:line">
            <chart:data-point chart:repeated="6"/>
          </chart:series>
          <chart:series chart:style-name="ch13" chart:values-cell-range-address="results.E21:results.E26" loext:label-string="recall_correction" chart:class="chart:line">
            <chart:data-point chart:repeated="6"/>
          </chart:series>
          <chart:series chart:style-name="ch14" chart:values-cell-range-address="results.F21:results.F26" loext:label-string="precision_correction" chart:class="chart:line">
            <chart:data-point chart:repeated="6"/>
          </chart:series>
          <chart:series chart:style-name="ch15" chart:values-cell-range-address="results.G21:results.G26" loext:label-string="f1_correction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</table:table-cell>
              <table:table-cell office:value-type="string">
                <text:p>precision</text:p>
              </table:table-cell>
              <table:table-cell office:value-type="string">
                <text:p>f1_score</text:p>
              </table:table-cell>
              <table:table-cell office:value-type="string">
                <text:p>recall_correction</text:p>
              </table:table-cell>
              <table:table-cell office:value-type="string">
                <text:p>precision_correction</text:p>
              </table:table-cell>
              <table:table-cell office:value-type="string">
                <text:p>f1_correction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results.A21:results.A26</svg:desc>
                </draw:g>
              </table:table-cell>
              <table:table-cell office:value-type="float" office:value="0.326881720430108">
                <text:p>0.326881720430108</text:p>
                <draw:g>
                  <svg:desc>results.B21:results.B26</svg:desc>
                </draw:g>
              </table:table-cell>
              <table:table-cell office:value-type="float" office:value="0.419889502762431">
                <text:p>0.419889502762431</text:p>
                <draw:g>
                  <svg:desc>results.C21:results.C26</svg:desc>
                </draw:g>
              </table:table-cell>
              <table:table-cell office:value-type="float" office:value="0.367593712212817">
                <text:p>0.367593712212817</text:p>
                <draw:g>
                  <svg:desc>results.D21:results.D26</svg:desc>
                </draw:g>
              </table:table-cell>
              <table:table-cell office:value-type="float" office:value="0.326881720430108">
                <text:p>0.326881720430108</text:p>
                <draw:g>
                  <svg:desc>results.E21:results.E26</svg:desc>
                </draw:g>
              </table:table-cell>
              <table:table-cell office:value-type="float" office:value="0.417582417582418">
                <text:p>0.417582417582418</text:p>
                <draw:g>
                  <svg:desc>results.F21:results.F26</svg:desc>
                </draw:g>
              </table:table-cell>
              <table:table-cell office:value-type="float" office:value="0.36670687575392">
                <text:p>0.36670687575392</text:p>
                <draw:g>
                  <svg:desc>results.G21:results.G26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431034482758621">
                <text:p>0.431034482758621</text:p>
              </table:table-cell>
              <table:table-cell office:value-type="float" office:value="0.3690036900369">
                <text:p>0.3690036900369</text:p>
              </table:table-cell>
              <table:table-cell office:value-type="float" office:value="0.326881720430108">
                <text:p>0.326881720430108</text:p>
              </table:table-cell>
              <table:table-cell office:value-type="float" office:value="0.417582417582418">
                <text:p>0.417582417582418</text:p>
              </table:table-cell>
              <table:table-cell office:value-type="float" office:value="0.36670687575392">
                <text:p>0.3667068757539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316129032258064">
                <text:p>0.316129032258064</text:p>
              </table:table-cell>
              <table:table-cell office:value-type="float" office:value="0.442771084337349">
                <text:p>0.442771084337349</text:p>
              </table:table-cell>
              <table:table-cell office:value-type="float" office:value="0.368883312421581">
                <text:p>0.368883312421581</text:p>
              </table:table-cell>
              <table:table-cell office:value-type="float" office:value="0.326881720430108">
                <text:p>0.326881720430108</text:p>
              </table:table-cell>
              <table:table-cell office:value-type="float" office:value="0.417582417582418">
                <text:p>0.417582417582418</text:p>
              </table:table-cell>
              <table:table-cell office:value-type="float" office:value="0.36670687575392">
                <text:p>0.3667068757539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301075268817204">
                <text:p>0.301075268817204</text:p>
              </table:table-cell>
              <table:table-cell office:value-type="float" office:value="0.465116279069767">
                <text:p>0.465116279069767</text:p>
              </table:table-cell>
              <table:table-cell office:value-type="float" office:value="0.365535248041775">
                <text:p>0.365535248041775</text:p>
              </table:table-cell>
              <table:table-cell office:value-type="float" office:value="0.326881720430108">
                <text:p>0.326881720430108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368038740920097">
                <text:p>0.36803874092009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286021505376344">
                <text:p>0.286021505376344</text:p>
              </table:table-cell>
              <table:table-cell office:value-type="float" office:value="0.49812734082397">
                <text:p>0.49812734082397</text:p>
              </table:table-cell>
              <table:table-cell office:value-type="float" office:value="0.363387978142076">
                <text:p>0.363387978142076</text:p>
              </table:table-cell>
              <table:table-cell office:value-type="float" office:value="0.324731182795699">
                <text:p>0.324731182795699</text:p>
              </table:table-cell>
              <table:table-cell office:value-type="float" office:value="0.431428571428571">
                <text:p>0.431428571428571</text:p>
              </table:table-cell>
              <table:table-cell office:value-type="float" office:value="0.370552147239264">
                <text:p>0.37055214723926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262365591397849">
                <text:p>0.262365591397849</text:p>
              </table:table-cell>
              <table:table-cell office:value-type="float" office:value="0.5">
                <text:p>0.5</text:p>
              </table:table-cell>
              <table:table-cell office:value-type="float" office:value="0.344146685472496">
                <text:p>0.344146685472496</text:p>
              </table:table-cell>
              <table:table-cell office:value-type="float" office:value="0.316129032258064">
                <text:p>0.316129032258064</text:p>
              </table:table-cell>
              <table:table-cell office:value-type="float" office:value="0.433628318584071">
                <text:p>0.433628318584071</text:p>
              </table:table-cell>
              <table:table-cell office:value-type="float" office:value="0.365671641791045">
                <text:p>0.365671641791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25" chart:maximum="0.5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4cm" xlink:href=".." xlink:type="simple" chart:class="chart:line" chart:style-name="ch1">
        <chart:title svg:x="2.991cm" svg:y="0.315cm" chart:style-name="ch2">
          <text:p>Outlier Removal based on Embedding Similarity</text:p>
        </chart:title>
        <chart:legend chart:legend-position="end" svg:x="13.251cm" svg:y="3.715cm" style:legend-expansion="high" chart:style-name="ch3"/>
        <chart:plot-area chart:style-name="ch4" table:cell-range-address="results.A21:results.D26" chart:data-source-has-labels="both" svg:x="1.322cm" svg:y="1.299cm" svg:width="11.609cm" svg:height="6.544cm">
          <chartooo:coordinate-region svg:x="2.256cm" svg:y="1.299cm" svg:width="10.428cm" svg:height="5.907cm"/>
          <chart:axis chart:dimension="x" chart:name="primary-x" chart:style-name="ch5" chartooo:axis-type="auto">
            <chartooo:date-scale/>
            <chart:title svg:x="6.256cm" svg:y="8.023cm" chart:style-name="ch6">
              <text:p>Threshhold</text:p>
            </chart:title>
            <chart:categories table:cell-range-address="results.A21:results.A26"/>
            <chart:grid chart:style-name="ch7" chart:class="major"/>
          </chart:axis>
          <chart:axis chart:dimension="y" chart:name="primary-y" chart:style-name="ch8">
            <chart:title svg:x="0.451cm" svg:y="5.034cm" chart:style-name="ch9">
              <text:p>Value</text:p>
            </chart:title>
            <chart:grid chart:style-name="ch7" chart:class="major"/>
          </chart:axis>
          <chart:series chart:style-name="ch10" chart:values-cell-range-address="results.B21:results.B26" loext:label-string="recall" chart:class="chart:line">
            <chart:data-point chart:repeated="6"/>
          </chart:series>
          <chart:series chart:style-name="ch11" chart:values-cell-range-address="results.C21:results.C26" loext:label-string="precision" chart:class="chart:line">
            <chart:data-point chart:repeated="6"/>
          </chart:series>
          <chart:series chart:style-name="ch12" chart:values-cell-range-address="results.D21:results.D26" loext:label-string="f1_score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</table:table-cell>
              <table:table-cell office:value-type="string">
                <text:p>precision</text:p>
              </table:table-cell>
              <table:table-cell office:value-type="string">
                <text:p>f1_score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results.A21:results.A26</svg:desc>
                </draw:g>
              </table:table-cell>
              <table:table-cell office:value-type="float" office:value="0.326881720430108">
                <text:p>0.326881720430108</text:p>
                <draw:g>
                  <svg:desc>results.B21:results.B26</svg:desc>
                </draw:g>
              </table:table-cell>
              <table:table-cell office:value-type="float" office:value="0.419889502762431">
                <text:p>0.419889502762431</text:p>
                <draw:g>
                  <svg:desc>results.C21:results.C26</svg:desc>
                </draw:g>
              </table:table-cell>
              <table:table-cell office:value-type="float" office:value="0.367593712212817">
                <text:p>0.367593712212817</text:p>
                <draw:g>
                  <svg:desc>results.D21:results.D26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431034482758621">
                <text:p>0.431034482758621</text:p>
              </table:table-cell>
              <table:table-cell office:value-type="float" office:value="0.3690036900369">
                <text:p>0.369003690036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316129032258064">
                <text:p>0.316129032258064</text:p>
              </table:table-cell>
              <table:table-cell office:value-type="float" office:value="0.442771084337349">
                <text:p>0.442771084337349</text:p>
              </table:table-cell>
              <table:table-cell office:value-type="float" office:value="0.368883312421581">
                <text:p>0.36888331242158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301075268817204">
                <text:p>0.301075268817204</text:p>
              </table:table-cell>
              <table:table-cell office:value-type="float" office:value="0.465116279069767">
                <text:p>0.465116279069767</text:p>
              </table:table-cell>
              <table:table-cell office:value-type="float" office:value="0.365535248041775">
                <text:p>0.3655352480417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286021505376344">
                <text:p>0.286021505376344</text:p>
              </table:table-cell>
              <table:table-cell office:value-type="float" office:value="0.49812734082397">
                <text:p>0.49812734082397</text:p>
              </table:table-cell>
              <table:table-cell office:value-type="float" office:value="0.363387978142076">
                <text:p>0.36338797814207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262365591397849">
                <text:p>0.262365591397849</text:p>
              </table:table-cell>
              <table:table-cell office:value-type="float" office:value="0.5">
                <text:p>0.5</text:p>
              </table:table-cell>
              <table:table-cell office:value-type="float" office:value="0.344146685472496">
                <text:p>0.3441466854724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